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6791in"/>
    </style:style>
    <style:style style:name="co5" style:family="table-column">
      <style:table-column-properties fo:break-before="auto" style:column-width="1.0016in"/>
    </style:style>
    <style:style style:name="co6" style:family="table-column">
      <style:table-column-properties fo:break-before="auto" style:column-width="1.1047in"/>
    </style:style>
    <style:style style:name="co7" style:family="table-column">
      <style:table-column-properties fo:break-before="auto" style:column-width="1.039in"/>
    </style:style>
    <style:style style:name="co8" style:family="table-column">
      <style:table-column-properties fo:break-before="auto" style:column-width="1.1799in"/>
    </style:style>
    <style:style style:name="co9" style:family="table-column">
      <style:table-column-properties fo:break-before="auto" style:column-width="0.4925in"/>
    </style:style>
    <style:style style:name="co10" style:family="table-column">
      <style:table-column-properties fo:break-before="auto" style:column-width="1.75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8"/>
  </office:automatic-styles>
  <office:body>
    <office:spreadsheet>
      <table:table table:name="easy" table:style-name="ta1" table:print="false"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Output</text:p>
          </table:table-cell>
          <table:table-cell table:number-columns-repeated="2"/>
          <table:table-cell office:value-type="string">
            <text:p>coefficienten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(A+1)*(B+2)*(C+3) + A*B*C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-7191">
            <text:p>-7191</text:p>
          </table:table-cell>
          <table:table-cell table:formula="of:=[.G$2]*[.A2]*[.B2]*[.C2]+[.G$3]*[.A2]*[.B2]+[.G$4]*[.A2]*[.C2]+[.G$5]*[.B2]*[.C2]+[.G$6]*[.A2]+[.G$7]*[.B2]+[.G$8]*[.C2]+[.G$9]" office:value-type="float" office:value="-7191">
            <text:p>-7191</text:p>
          </table:table-cell>
          <table:table-cell table:formula="of:=([.D2]-[.E2])^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([.H2]+1)*([.I2]+2)*([.J2]+3)+[.H2]*[.I2]*[.J2]" office:value-type="float" office:value="18448">
            <text:p>18448</text:p>
          </table:table-cell>
          <table:table-cell/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[.M2]*[.M2]*[.N2]*[.N2]*[.O2]*[.O2]" office:value-type="float" office:value="55472704">
            <text:p>5547270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-8857">
            <text:p>-8857</text:p>
          </table:table-cell>
          <table:table-cell table:formula="of:=[.G$2]*[.A3]*[.B3]*[.C3]+[.G$3]*[.A3]*[.B3]+[.G$4]*[.A3]*[.C3]+[.G$5]*[.B3]*[.C3]+[.G$6]*[.A3]+[.G$7]*[.B3]+[.G$8]*[.C3]+[.G$9]" office:value-type="float" office:value="-8857">
            <text:p>-8857</text:p>
          </table:table-cell>
          <table:table-cell table:formula="of:=([.D3]-[.E3])^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formula="of:=([.H3]+1)*([.I3]+2)*([.J3]+3)+[.H3]*[.I3]*[.J3]" office:value-type="float" office:value="22704">
            <text:p>22704</text:p>
          </table:table-cell>
          <table:table-cell/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formula="of:=[.M3]*[.M3]*[.N3]*[.N3]*[.O3]*[.O3]" office:value-type="float" office:value="80568576">
            <text:p>8056857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-729057">
            <text:p>-729057</text:p>
          </table:table-cell>
          <table:table-cell table:formula="of:=[.G$2]*[.A4]*[.B4]*[.C4]+[.G$3]*[.A4]*[.B4]+[.G$4]*[.A4]*[.C4]+[.G$5]*[.B4]*[.C4]+[.G$6]*[.A4]+[.G$7]*[.B4]+[.G$8]*[.C4]+[.G$9]" office:value-type="float" office:value="-729057">
            <text:p>-729057</text:p>
          </table:table-cell>
          <table:table-cell table:formula="of:=([.D4]-[.E4])^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formula="of:=([.H4]+1)*([.I4]+2)*([.J4]+3)+[.H4]*[.I4]*[.J4]" office:value-type="float" office:value="1508928">
            <text:p>1508928</text:p>
          </table:table-cell>
          <table:table-cell/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formula="of:=[.M4]*[.M4]*[.N4]*[.N4]*[.O4]*[.O4]" office:value-type="float" office:value="532316160000">
            <text:p>5323161600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-162469">
            <text:p>-162469</text:p>
          </table:table-cell>
          <table:table-cell table:formula="of:=[.G$2]*[.A5]*[.B5]*[.C5]+[.G$3]*[.A5]*[.B5]+[.G$4]*[.A5]*[.C5]+[.G$5]*[.B5]*[.C5]+[.G$6]*[.A5]+[.G$7]*[.B5]+[.G$8]*[.C5]+[.G$9]" office:value-type="float" office:value="-162469">
            <text:p>-162469</text:p>
          </table:table-cell>
          <table:table-cell table:formula="of:=([.D5]-[.E5])^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table:formula="of:=([.H5]+1)*([.I5]+2)*([.J5]+3)+[.H5]*[.I5]*[.J5]" office:value-type="float" office:value="346392">
            <text:p>346392</text:p>
          </table:table-cell>
          <table:table-cell/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table:formula="of:=[.M5]*[.M5]*[.N5]*[.N5]*[.O5]*[.O5]" office:value-type="float" office:value="26501235264">
            <text:p>2650123526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-286155">
            <text:p>-286155</text:p>
          </table:table-cell>
          <table:table-cell table:formula="of:=[.G$2]*[.A6]*[.B6]*[.C6]+[.G$3]*[.A6]*[.B6]+[.G$4]*[.A6]*[.C6]+[.G$5]*[.B6]*[.C6]+[.G$6]*[.A6]+[.G$7]*[.B6]+[.G$8]*[.C6]+[.G$9]" office:value-type="float" office:value="-286155">
            <text:p>-286155</text:p>
          </table:table-cell>
          <table:table-cell table:formula="of:=([.D6]-[.E6])^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table:formula="of:=([.H6]+1)*([.I6]+2)*([.J6]+3)+[.H6]*[.I6]*[.J6]" office:value-type="float" office:value="598806">
            <text:p>598806</text:p>
          </table:table-cell>
          <table:table-cell/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table:formula="of:=[.M6]*[.M6]*[.N6]*[.N6]*[.O6]*[.O6]" office:value-type="float" office:value="82126950084">
            <text:p>821269500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office:value-type="float" office:value="-2936">
            <text:p>-2936</text:p>
          </table:table-cell>
          <table:table-cell table:formula="of:=[.G$2]*[.A7]*[.B7]*[.C7]+[.G$3]*[.A7]*[.B7]+[.G$4]*[.A7]*[.C7]+[.G$5]*[.B7]*[.C7]+[.G$6]*[.A7]+[.G$7]*[.B7]+[.G$8]*[.C7]+[.G$9]" office:value-type="float" office:value="-2936">
            <text:p>-2936</text:p>
          </table:table-cell>
          <table:table-cell table:formula="of:=([.D7]-[.E7])^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table:formula="of:=([.H7]+1)*([.I7]+2)*([.J7]+3)+[.H7]*[.I7]*[.J7]" office:value-type="float" office:value="8838">
            <text:p>8838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table:formula="of:=[.M7]*[.M7]*[.N7]*[.N7]*[.O7]*[.O7]" office:value-type="float" office:value="10036224">
            <text:p>1003622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-50390">
            <text:p>-50390</text:p>
          </table:table-cell>
          <table:table-cell table:formula="of:=[.G$2]*[.A8]*[.B8]*[.C8]+[.G$3]*[.A8]*[.B8]+[.G$4]*[.A8]*[.C8]+[.G$5]*[.B8]*[.C8]+[.G$6]*[.A8]+[.G$7]*[.B8]+[.G$8]*[.C8]+[.G$9]" office:value-type="float" office:value="-50390">
            <text:p>-50390</text:p>
          </table:table-cell>
          <table:table-cell table:formula="of:=([.D8]-[.E8])^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table:formula="of:=([.H8]+1)*([.I8]+2)*([.J8]+3)+[.H8]*[.I8]*[.J8]" office:value-type="float" office:value="112071">
            <text:p>112071</text:p>
          </table:table-cell>
          <table:table-cell/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table:formula="of:=[.M8]*[.M8]*[.N8]*[.N8]*[.O8]*[.O8]" office:value-type="float" office:value="2559550464">
            <text:p>255955046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office:value-type="float" office:value="-31957">
            <text:p>-31957</text:p>
          </table:table-cell>
          <table:table-cell table:formula="of:=[.G$2]*[.A9]*[.B9]*[.C9]+[.G$3]*[.A9]*[.B9]+[.G$4]*[.A9]*[.C9]+[.G$5]*[.B9]*[.C9]+[.G$6]*[.A9]+[.G$7]*[.B9]+[.G$8]*[.C9]+[.G$9]" office:value-type="float" office:value="-31957">
            <text:p>-31957</text:p>
          </table:table-cell>
          <table:table-cell table:formula="of:=([.D9]-[.E9])^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table:formula="of:=([.H9]+1)*([.I9]+2)*([.J9]+3)+[.H9]*[.I9]*[.J9]" office:value-type="float" office:value="71172">
            <text:p>71172</text:p>
          </table:table-cell>
          <table:table-cell/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table:formula="of:=[.M9]*[.M9]*[.N9]*[.N9]*[.O9]*[.O9]" office:value-type="float" office:value="1042773264">
            <text:p>104277326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-24009">
            <text:p>-24009</text:p>
          </table:table-cell>
          <table:table-cell table:formula="of:=[.G$2]*[.A10]*[.B10]*[.C10]+[.G$3]*[.A10]*[.B10]+[.G$4]*[.A10]*[.C10]+[.G$5]*[.B10]*[.C10]+[.G$6]*[.A10]+[.G$7]*[.B10]+[.G$8]*[.C10]+[.G$9]" office:value-type="float" office:value="-24009">
            <text:p>-24009</text:p>
          </table:table-cell>
          <table:table-cell table:formula="of:=([.D10]-[.E10])^2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([.H10]+1)*([.I10]+2)*([.J10]+3)+[.H10]*[.I10]*[.J10]" office:value-type="float" office:value="59392">
            <text:p>59392</text:p>
          </table:table-cell>
          <table:table-cell/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[.M10]*[.M10]*[.N10]*[.N10]*[.O10]*[.O10]" office:value-type="float" office:value="585252864">
            <text:p>58525286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-7679">
            <text:p>-7679</text:p>
          </table:table-cell>
          <table:table-cell table:formula="of:=[.G$2]*[.A11]*[.B11]*[.C11]+[.G$3]*[.A11]*[.B11]+[.G$4]*[.A11]*[.C11]+[.G$5]*[.B11]*[.C11]+[.G$6]*[.A11]+[.G$7]*[.B11]+[.G$8]*[.C11]+[.G$9]" office:value-type="float" office:value="-7679">
            <text:p>-7679</text:p>
          </table:table-cell>
          <table:table-cell table:formula="of:=([.D11]-[.E11])^2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formula="of:=([.H11]+1)*([.I11]+2)*([.J11]+3)+[.H11]*[.I11]*[.J11]" office:value-type="float" office:value="24856">
            <text:p>24856</text:p>
          </table:table-cell>
          <table:table-cell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formula="of:=[.M11]*[.M11]*[.N11]*[.N11]*[.O11]*[.O11]" office:value-type="float" office:value="62726400">
            <text:p>627264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-145441">
            <text:p>-145441</text:p>
          </table:table-cell>
          <table:table-cell table:formula="of:=[.G$2]*[.A12]*[.B12]*[.C12]+[.G$3]*[.A12]*[.B12]+[.G$4]*[.A12]*[.C12]+[.G$5]*[.B12]*[.C12]+[.G$6]*[.A12]+[.G$7]*[.B12]+[.G$8]*[.C12]+[.G$9]" office:value-type="float" office:value="-145441">
            <text:p>-145441</text:p>
          </table:table-cell>
          <table:table-cell table:formula="of:=([.D12]-[.E12])^2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table:formula="of:=([.H12]+1)*([.I12]+2)*([.J12]+3)+[.H12]*[.I12]*[.J12]" office:value-type="float" office:value="313128">
            <text:p>313128</text:p>
          </table:table-cell>
          <table:table-cell/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table:formula="of:=[.M12]*[.M12]*[.N12]*[.N12]*[.O12]*[.O12]" office:value-type="float" office:value="21236649984">
            <text:p>212366499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-42723">
            <text:p>-42723</text:p>
          </table:table-cell>
          <table:table-cell table:formula="of:=[.G$2]*[.A13]*[.B13]*[.C13]+[.G$3]*[.A13]*[.B13]+[.G$4]*[.A13]*[.C13]+[.G$5]*[.B13]*[.C13]+[.G$6]*[.A13]+[.G$7]*[.B13]+[.G$8]*[.C13]+[.G$9]" office:value-type="float" office:value="-42723">
            <text:p>-42723</text:p>
          </table:table-cell>
          <table:table-cell table:formula="of:=([.D13]-[.E13])^2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formula="of:=([.H13]+1)*([.I13]+2)*([.J13]+3)+[.H13]*[.I13]*[.J13]" office:value-type="float" office:value="93465">
            <text:p>93465</text:p>
          </table:table-cell>
          <table:table-cell/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formula="of:=[.M13]*[.M13]*[.N13]*[.N13]*[.O13]*[.O13]" office:value-type="float" office:value="1854594225">
            <text:p>18545942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-22169">
            <text:p>-22169</text:p>
          </table:table-cell>
          <table:table-cell table:formula="of:=[.G$2]*[.A14]*[.B14]*[.C14]+[.G$3]*[.A14]*[.B14]+[.G$4]*[.A14]*[.C14]+[.G$5]*[.B14]*[.C14]+[.G$6]*[.A14]+[.G$7]*[.B14]+[.G$8]*[.C14]+[.G$9]" office:value-type="float" office:value="-22169">
            <text:p>-22169</text:p>
          </table:table-cell>
          <table:table-cell table:formula="of:=([.D14]-[.E14])^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table:formula="of:=([.H14]+1)*([.I14]+2)*([.J14]+3)+[.H14]*[.I14]*[.J14]" office:value-type="float" office:value="50142">
            <text:p>50142</text:p>
          </table:table-cell>
          <table:table-cell/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table:formula="of:=[.M14]*[.M14]*[.N14]*[.N14]*[.O14]*[.O14]" office:value-type="float" office:value="503553600">
            <text:p>5035536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-8068">
            <text:p>-8068</text:p>
          </table:table-cell>
          <table:table-cell table:formula="of:=[.G$2]*[.A15]*[.B15]*[.C15]+[.G$3]*[.A15]*[.B15]+[.G$4]*[.A15]*[.C15]+[.G$5]*[.B15]*[.C15]+[.G$6]*[.A15]+[.G$7]*[.B15]+[.G$8]*[.C15]+[.G$9]" office:value-type="float" office:value="-8068">
            <text:p>-8068</text:p>
          </table:table-cell>
          <table:table-cell table:formula="of:=([.D15]-[.E15])^2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H15]+1)*([.I15]+2)*([.J15]+3)+[.H15]*[.I15]*[.J15]" office:value-type="float" office:value="19960">
            <text:p>19960</text:p>
          </table:table-cell>
          <table:table-cell/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[.M15]*[.M15]*[.N15]*[.N15]*[.O15]*[.O15]" office:value-type="float" office:value="67240000">
            <text:p>67240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-9052">
            <text:p>-9052</text:p>
          </table:table-cell>
          <table:table-cell table:formula="of:=[.G$2]*[.A16]*[.B16]*[.C16]+[.G$3]*[.A16]*[.B16]+[.G$4]*[.A16]*[.C16]+[.G$5]*[.B16]*[.C16]+[.G$6]*[.A16]+[.G$7]*[.B16]+[.G$8]*[.C16]+[.G$9]" office:value-type="float" office:value="-9052">
            <text:p>-9052</text:p>
          </table:table-cell>
          <table:table-cell table:formula="of:=([.D16]-[.E16])^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([.H16]+1)*([.I16]+2)*([.J16]+3)+[.H16]*[.I16]*[.J16]" office:value-type="float" office:value="22510">
            <text:p>22510</text:p>
          </table:table-cell>
          <table:table-cell/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[.M16]*[.M16]*[.N16]*[.N16]*[.O16]*[.O16]" office:value-type="float" office:value="86676100">
            <text:p>866761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-364198">
            <text:p>-364198</text:p>
          </table:table-cell>
          <table:table-cell table:formula="of:=[.G$2]*[.A17]*[.B17]*[.C17]+[.G$3]*[.A17]*[.B17]+[.G$4]*[.A17]*[.C17]+[.G$5]*[.B17]*[.C17]+[.G$6]*[.A17]+[.G$7]*[.B17]+[.G$8]*[.C17]+[.G$9]" office:value-type="float" office:value="-364198">
            <text:p>-364198</text:p>
          </table:table-cell>
          <table:table-cell table:formula="of:=([.D17]-[.E17])^2"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formula="of:=([.H17]+1)*([.I17]+2)*([.J17]+3)+[.H17]*[.I17]*[.J17]" office:value-type="float" office:value="759594">
            <text:p>759594</text:p>
          </table:table-cell>
          <table:table-cell/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formula="of:=[.M17]*[.M17]*[.N17]*[.N17]*[.O17]*[.O17]" office:value-type="float" office:value="132969622500">
            <text:p>1329696225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office:value-type="float" office:value="-4704">
            <text:p>-4704</text:p>
          </table:table-cell>
          <table:table-cell table:formula="of:=[.G$2]*[.A18]*[.B18]*[.C18]+[.G$3]*[.A18]*[.B18]+[.G$4]*[.A18]*[.C18]+[.G$5]*[.B18]*[.C18]+[.G$6]*[.A18]+[.G$7]*[.B18]+[.G$8]*[.C18]+[.G$9]" office:value-type="float" office:value="-4704">
            <text:p>-4704</text:p>
          </table:table-cell>
          <table:table-cell table:formula="of:=([.D18]-[.E18])^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table:formula="of:=([.H18]+1)*([.I18]+2)*([.J18]+3)+[.H18]*[.I18]*[.J18]" office:value-type="float" office:value="12702">
            <text:p>12702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table:formula="of:=[.M18]*[.M18]*[.N18]*[.N18]*[.O18]*[.O18]" office:value-type="float" office:value="25220484">
            <text:p>2522048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-28442">
            <text:p>-28442</text:p>
          </table:table-cell>
          <table:table-cell table:formula="of:=[.G$2]*[.A19]*[.B19]*[.C19]+[.G$3]*[.A19]*[.B19]+[.G$4]*[.A19]*[.C19]+[.G$5]*[.B19]*[.C19]+[.G$6]*[.A19]+[.G$7]*[.B19]+[.G$8]*[.C19]+[.G$9]" office:value-type="float" office:value="-28442">
            <text:p>-28442</text:p>
          </table:table-cell>
          <table:table-cell table:formula="of:=([.D19]-[.E19])^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table:formula="of:=([.H19]+1)*([.I19]+2)*([.J19]+3)+[.H19]*[.I19]*[.J19]" office:value-type="float" office:value="63052">
            <text:p>63052</text:p>
          </table:table-cell>
          <table:table-cell/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table:formula="of:=[.M19]*[.M19]*[.N19]*[.N19]*[.O19]*[.O19]" office:value-type="float" office:value="820478736">
            <text:p>82047873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-32101">
            <text:p>-32101</text:p>
          </table:table-cell>
          <table:table-cell table:formula="of:=[.G$2]*[.A20]*[.B20]*[.C20]+[.G$3]*[.A20]*[.B20]+[.G$4]*[.A20]*[.C20]+[.G$5]*[.B20]*[.C20]+[.G$6]*[.A20]+[.G$7]*[.B20]+[.G$8]*[.C20]+[.G$9]" office:value-type="float" office:value="-32101">
            <text:p>-32101</text:p>
          </table:table-cell>
          <table:table-cell table:formula="of:=([.D20]-[.E20])^2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table:formula="of:=([.H20]+1)*([.I20]+2)*([.J20]+3)+[.H20]*[.I20]*[.J20]" office:value-type="float" office:value="72780">
            <text:p>72780</text:p>
          </table:table-cell>
          <table:table-cell/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table:formula="of:=[.M20]*[.M20]*[.N20]*[.N20]*[.O20]*[.O20]" office:value-type="float" office:value="1048205376">
            <text:p>104820537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5" table:formula="of:=SQRT(SUM([.F2:.F20])/19)" office:value-type="float" office:value="0">
            <text:p>0.0</text:p>
          </table:table-cell>
          <table:table-cell table:style-name="ce5"/>
          <table:table-cell table:number-columns-repeated="9"/>
        </table:table-row>
      </table:table>
      <table:table table:name="easy_tests" table:style-name="ta1" table:print="false"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8" table:default-cell-style-name="ce2"/>
        <table:table-row table:style-name="ro1">
          <table:table-cell/>
          <table:table-cell table:style-name="ce3" office:value-type="string">
            <text:p>Coefficienten met:</text:p>
          </table:table-cell>
          <table:table-cell table:number-columns-repeated="1022"/>
        </table:table-row>
        <table:table-row table:style-name="ro1">
          <table:table-cell office:value-type="string">
            <text:p>termen</text:p>
          </table:table-cell>
          <table:table-cell office:value-type="string">
            <text:p>GP (met DEAP)</text:p>
          </table:table-cell>
          <table:table-cell office:value-type="string">
            <text:p>pySOT discreet</text:p>
          </table:table-cell>
          <table:table-cell office:value-type="string">
            <text:p>pySOT continue</text:p>
          </table:table-cell>
          <table:table-cell office:value-type="string">
            <text:p>CMA-ES</text:p>
          </table:table-cell>
          <table:table-cell office:value-type="string">
            <text:p>SHADEILS</text:p>
          </table:table-cell>
          <table:table-cell table:number-columns-repeated="1018"/>
        </table:table-row>
        <table:table-row table:style-name="ro1">
          <table:table-cell office:value-type="string">
            <text:p>ABC</text:p>
          </table:table-cell>
          <table:table-cell table:number-columns-repeated="5" office:value-type="float" office:value="-1">
            <text:p>-1</text:p>
          </table:table-cell>
          <table:table-cell table:number-columns-repeated="1018"/>
        </table:table-row>
        <table:table-row table:style-name="ro1">
          <table:table-cell office:value-type="string">
            <text:p>AB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C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1">
            <text:p>-0.1</text:p>
          </table:table-cell>
          <table:table-cell table:number-columns-repeated="1018"/>
        </table:table-row>
        <table:table-row table:style-name="ro1">
          <table:table-cell office:value-type="string">
            <text:p>BC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 office:value-type="float" office:value="-1.6">
            <text:p>-1.6</text:p>
          </table:table-cell>
          <table:table-cell office:value-type="float" office:value="6.1">
            <text:p>6.1</text:p>
          </table:table-cell>
          <table:table-cell office:value-type="float" office:value="5.6">
            <text:p>5.6</text:p>
          </table:table-cell>
          <table:table-cell table:number-columns-repeated="1018"/>
        </table:table-row>
        <table:table-row table:style-name="ro1">
          <table:table-cell office:value-type="string">
            <text:p>B</text:p>
          </table:table-cell>
          <table:table-cell table:number-columns-repeated="2"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4">
            <text:p>3.4</text:p>
          </table:table-cell>
          <table:table-cell table:style-name="ce4" office:value-type="float" office:value="2.7">
            <text:p>2.7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4" office:value-type="float" office:value="1">
            <text:p>1.0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8.5">
            <text:p>8.5</text:p>
          </table:table-cell>
          <table:table-cell office:value-type="float" office:value="-34.1">
            <text:p>-34.1</text:p>
          </table:table-cell>
          <table:table-cell office:value-type="float" office:value="-9">
            <text:p>-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rror (rmse)</text:p>
          </table:table-cell>
          <table:table-cell office:value-type="float" office:value="80.1">
            <text:p>80.1</text:p>
          </table:table-cell>
          <table:table-cell office:value-type="float" office:value="83.6">
            <text:p>83.6</text:p>
          </table:table-cell>
          <table:table-cell office:value-type="float" office:value="418.6">
            <text:p>418.6</text:p>
          </table:table-cell>
          <table:table-cell table:style-name="ce4" office:value-type="float" office:value="74">
            <text:p>74.0</text:p>
          </table:table-cell>
          <table:table-cell table:style-name="ce4" office:value-type="float" office:value="75">
            <text:p>75.0</text:p>
          </table:table-cell>
          <table:table-cell table:number-columns-repeated="1018"/>
        </table:table-row>
        <table:table-row table:style-name="ro1">
          <table:table-cell office:value-type="string">
            <text:p># evaluaties</text:p>
          </table:table-cell>
          <table:table-cell office:value-type="string">
            <text:p>~30000</text:p>
          </table:table-cell>
          <table:table-cell office:value-type="float" office:value="2500">
            <text:p>2500</text:p>
          </table:table-cell>
          <table:table-cell office:value-type="float" office:value="24000">
            <text:p>24000</text:p>
          </table:table-cell>
          <table:table-cell office:value-type="float" office:value="8600">
            <text:p>8600</text:p>
          </table:table-cell>
          <table:table-cell office:value-type="float" office:value="171559">
            <text:p>171559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ium_hard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58328.41">
            <text:p>58328.4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122497.9">
            <text:p>122497.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office:value-type="float" office:value="226130.4">
            <text:p>226130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25951.86">
            <text:p>25951.8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85.791">
            <text:p>1585.79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office:value-type="float" office:value="153040">
            <text:p>15304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332582">
            <text:p>3325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4572.46">
            <text:p>4572.4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33755.24">
            <text:p>33755.2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office:value-type="float" office:value="34802.77">
            <text:p>34802.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986.5977">
            <text:p>986.597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office:value-type="float" office:value="133757.4">
            <text:p>133757.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58962.09">
            <text:p>58962.0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411539.4">
            <text:p>411539.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office:value-type="float" office:value="197055.9">
            <text:p>197055.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128353">
            <text:p>12835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144679.2">
            <text:p>144679.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29189.28">
            <text:p>29189.2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31374.5">
            <text:p>31374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03/18/2020</text:date>, <text:time>12:23:0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mith</meta:initial-creator>
    <meta:creation-date>2020-03-15T16:25:11.47</meta:creation-date>
    <dc:date>2020-03-18T12:23:05.96</dc:date>
    <dc:creator>John Smith</dc:creator>
    <meta:editing-duration>PT12H56M9S</meta:editing-duration>
    <meta:editing-cycles>7</meta:editing-cycles>
    <meta:generator>OpenOffice/4.1.5$Win32 OpenOffice.org_project/415m1$Build-9789</meta:generator>
    <meta:document-statistic meta:table-count="3" meta:cell-count="435" meta:object-count="0"/>
  </office:meta>
</office:document-meta>
</file>